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tantia" svg:font-family="Constantia"/>
    <style:font-face style:name="OpenSymbol" svg:font-family="OpenSymbol"/>
    <style:font-face style:name="Tahoma1" svg:font-family="Tahoma"/>
    <style:font-face style:name="TimesNewRomanPSMT" svg:font-family="TimesNewRomanPSM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NewRomanPSMT" fo:font-size="13pt" style:text-underline-style="none" fo:font-weight="bold" style:font-size-asian="13pt" style:font-weight-asian="bold" style:font-size-complex="13pt" style:font-weight-complex="bold"/>
    </style:style>
    <style:style style:name="P2" style:family="paragraph" style:parent-style-name="Standard" style:list-style-name="L1">
      <style:text-properties fo:color="#000000" style:font-name="TimesNewRomanPSMT" fo:font-size="13pt" style:text-underline-style="none" fo:font-weight="bold" style:font-size-asian="13pt" style:font-weight-asian="bold" style:font-size-complex="13pt" style:font-weight-complex="bold"/>
    </style:style>
    <style:style style:name="P3" style:family="paragraph" style:parent-style-name="Standard" style:list-style-name="L9">
      <style:text-properties fo:color="#000000" style:font-name="TimesNewRomanPSMT" fo:font-size="13pt" style:text-underline-style="none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10">
      <style:text-properties fo:color="#000000" style:font-name="TimesNewRomanPSMT" fo:font-size="13pt" style:text-underline-style="none" fo:font-weight="bold" style:font-size-asian="13pt" style:font-weight-asian="bold" style:font-size-complex="13pt" style:font-weight-complex="bold"/>
    </style:style>
    <style:style style:name="P5" style:family="paragraph" style:parent-style-name="Standard" style:list-style-name="L11">
      <style:text-properties fo:color="#000000" style:font-name="TimesNewRomanPSMT" fo:font-size="13pt" style:text-underline-style="none" fo:font-weight="bold" style:font-size-asian="13pt" style:font-weight-asian="bold" style:font-size-complex="13pt" style:font-weight-complex="bold"/>
    </style:style>
    <style:style style:name="P6" style:family="paragraph" style:parent-style-name="Standard" style:list-style-name="L12">
      <style:text-properties fo:color="#000000" style:font-name="TimesNewRomanPSMT" fo:font-size="13pt" style:text-underline-style="none" fo:font-weight="bold" style:font-size-asian="13pt" style:font-weight-asian="bold" style:font-size-complex="13pt" style:font-weight-complex="bold"/>
    </style:style>
    <style:style style:name="P7" style:family="paragraph" style:parent-style-name="Standard" style:list-style-name="L13">
      <style:text-properties fo:color="#000000" style:font-name="TimesNewRomanPSMT" fo:font-size="13pt" style:text-underline-style="none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000000" style:font-name="TimesNewRomanPSMT" fo:font-size="14pt" style:text-underline-style="none" fo:font-weight="normal" style:font-size-asian="20pt" style:font-weight-asian="normal" style:font-size-complex="20pt" style:font-weight-complex="normal"/>
    </style:style>
    <style:style style:name="P9" style:family="paragraph" style:parent-style-name="Standard" style:list-style-name="L13">
      <style:text-properties fo:color="#000000" style:font-name="TimesNewRomanPSMT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text-properties fo:color="#000000" fo:font-size="16pt" style:text-underline-style="none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000000" style:font-name="Arial Black" fo:font-size="13pt" style:text-underline-style="none" fo:font-weight="bold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20pt" style:text-underline-style="solid" style:text-underline-type="double" style:text-underline-width="auto" style:text-underline-color="font-color" style:font-size-asian="20pt" style:font-size-complex="20pt"/>
    </style:style>
    <style:style style:name="P14" style:family="paragraph" style:parent-style-name="Standard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16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style:text-underline-style="solid" style:text-underline-type="double" style:text-underline-width="auto" style:text-underline-color="font-color" style:font-size-asian="16pt" style:font-size-complex="16pt"/>
    </style:style>
    <style:style style:name="P18" style:family="paragraph" style:parent-style-name="Standard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19" style:family="paragraph" style:parent-style-name="Standard" style:list-style-name="L1"/>
    <style:style style:name="P20" style:family="paragraph" style:parent-style-name="Standard" style:list-style-name="L9"/>
    <style:style style:name="P21" style:family="paragraph" style:parent-style-name="Standard" style:list-style-name="L10"/>
    <style:style style:name="P22" style:family="paragraph" style:parent-style-name="Standard" style:list-style-name="L11"/>
    <style:style style:name="P23" style:family="paragraph" style:parent-style-name="Standard" style:list-style-name="L12"/>
    <style:style style:name="P24" style:family="paragraph" style:parent-style-name="Standard" style:list-style-name="L13"/>
    <style:style style:name="P25" style:family="paragraph" style:parent-style-name="Standard" style:list-style-name="L14"/>
    <style:style style:name="P26" style:family="paragraph" style:parent-style-name="Standard" style:list-style-name="L15"/>
    <style:style style:name="P27" style:family="paragraph" style:parent-style-name="Text_20_body">
      <style:paragraph-properties fo:text-align="end" style:justify-single-word="false"/>
      <style:text-properties fo:color="#000000" style:font-name="TimesNewRomanPSMT" fo:font-size="16pt"/>
    </style:style>
    <style:style style:name="P28" style:family="paragraph" style:parent-style-name="Text_20_body">
      <style:paragraph-properties fo:text-align="end" style:justify-single-word="false"/>
      <style:text-properties fo:color="#000000" style:font-name="TimesNewRomanPSMT" fo:font-size="14pt"/>
    </style:style>
    <style:style style:name="P29" style:family="paragraph" style:parent-style-name="Text_20_body">
      <style:paragraph-properties fo:text-align="end" style:justify-single-word="false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>
      <style:paragraph-properties fo:margin-top="0.0835in" fo:margin-bottom="0.0835in" fo:text-align="justify" style:justify-single-word="false"/>
      <style:text-properties style:font-name="Constantia"/>
    </style:style>
    <style:style style:name="P32" style:family="paragraph" style:parent-style-name="Text_20_body">
      <style:paragraph-properties fo:margin-top="0.0835in" fo:margin-bottom="0.0835in" fo:text-align="justify" style:justify-single-word="false"/>
    </style:style>
    <style:style style:name="P33" style:family="paragraph" style:parent-style-name="Text_20_body">
      <style:paragraph-properties fo:background-color="#ffffff">
        <style:background-image/>
      </style:paragraph-properties>
      <style:text-properties fo:color="#000000"/>
    </style:style>
    <style:style style:name="T1" style:family="text">
      <style:text-properties fo:color="#000000" style:font-name="TimesNewRomanPSMT"/>
    </style:style>
    <style:style style:name="T2" style:family="text">
      <style:text-properties fo:color="#000000" style:font-name="TimesNewRomanPSMT" fo:font-size="16pt"/>
    </style:style>
    <style:style style:name="T3" style:family="text">
      <style:text-properties fo:color="#000000" style:font-name="TimesNewRomanPSMT" fo:font-size="13pt" style:text-underline-style="none" fo:font-weight="bold" style:font-size-asian="13pt" style:font-weight-asian="bold" style:font-size-complex="13pt" style:font-weight-complex="bold"/>
    </style:style>
    <style:style style:name="T4" style:family="text">
      <style:text-properties fo:color="#000000" style:font-name="Constantia" fo:font-size="12pt" fo:font-weight="bold" style:font-weight-asian="bold" style:font-weight-complex="bold"/>
    </style:style>
    <style:style style:name="T5" style:family="text">
      <style:text-properties style:font-name="Constantia"/>
    </style:style>
    <style:style style:name="T6" style:family="text">
      <style:text-properties fo:color="#3071c3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27"/>
      <text:p text:style-name="P27"/>
      <text:p text:style-name="P27"/>
      <text:p text:style-name="P29"><text:span text:style-name="T2">HEliOS Capybara Document for Web-Applications</text:span> </text:p>
      <text:p text:style-name="P30"> </text:p>
      <text:p text:style-name="P28">Version 1</text:p>
      <text:p text:style-name="P28">May 201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This document applies to Steps to Write Automation Test Script – Capybara V1.0 and to all subsequent releases.</text:p>
      <text:p text:style-name="P31">Specifications contained herein are subject to change and these changes will be reported in subsequent release notes or new editions.</text:p>
      <text:p text:style-name="P31">© Copyright Photon Infotech Pvt Ltd 2013.</text:p>
      <text:p text:style-name="P31">All rights reserved.</text:p>
      <text:p text:style-name="P32"><text:span text:style-name="T5">The name </text:span><text:span text:style-name="T4">HElioS</text:span> <text:span text:style-name="T5">and/or all Photon product names are either trademarks or registered trademarks of Photon. Other company and product names mentioned herein may be trademarks of their respective owners.</text:span></text:p>
      <text:p text:style-name="Standard"/>
      <text:p text:style-name="Standard"/>
      <text:p text:style-name="P13"><text:soft-page-break/></text:p>
      <text:p text:style-name="P14">Table of contents </text:p>
      <text:p text:style-name="P15"/>
      <text:p text:style-name="P16">1.About this Guide........................................................................................3</text:p>
      <text:p text:style-name="P16">2.Pre-requisites..............................................................................................3</text:p>
      <text:p text:style-name="P33"> 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6"><text:soft-page-break/>1.About This Guide </text:p>
      <text:p text:style-name="P14"/>
      <text:p text:style-name="P18"><text:span text:style-name="T1">The purpose of this guide is to assist test engineers to write test scripts using Capybara <text:s/>tool for Web applications.</text:span><text:span text:style-name="T6"> </text:span></text:p>
      <text:p text:style-name="P10"/>
      <text:p text:style-name="P11">2.Pre-Requisites </text:p>
      <text:p text:style-name="P8"/>
      <text:list xml:id="list38720891" text:style-name="L1">
        <text:list-item>
          <text:p text:style-name="P19"><text:span text:style-name="T3">Download and install Ruby. For Windows, </text:span><text:a xlink:type="simple" xlink:href="http://rubyinstaller.org/">http://rubyinstaller.org/</text:a><text:span text:style-name="T3"> is the best option. Install the latest release of version 1.9.2. Make sure you check the option to “Add Ruby executables to your PATH.” </text:span></text:p>
          <text:p text:style-name="P2"/>
        </text:list-item>
      </text:list>
      <text:list xml:id="list39144985" text:style-name="L9">
        <text:list-item>
          <text:p text:style-name="P20"><text:span text:style-name="T3">Also install the Ruby Development Kit from the same place, which will allow Ruby to build native extensions for libraries. Instructions are available here: </text:span><text:a xlink:type="simple" xlink:href="https://github.com/oneclick/rubyinstaller/wiki/Development-Kit">https://github.com/oneclick/rubyinstaller/wiki/Development-Kit</text:a><text:span text:style-name="T3">. </text:span></text:p>
          <text:p text:style-name="P3"/>
        </text:list-item>
      </text:list>
      <text:list xml:id="list39155217" text:style-name="L10">
        <text:list-item>
          <text:p text:style-name="P21"><text:span text:style-name="T3">Confirm that the installation worked by opening a command window and running </text:span><text:span text:style-name="Source_20_Text"><text:span text:style-name="T3">ruby -v</text:span></text:span><text:span text:style-name="T3">. You should see a description of the Ruby version installed. If you see an error, something went wrong with the installation. </text:span></text:p>
          <text:p text:style-name="P4"/>
        </text:list-item>
      </text:list>
      <text:list xml:id="list39165076" text:style-name="L11">
        <text:list-item>
          <text:p text:style-name="P22"><text:span text:style-name="T3">Make sure you have RubyGems installed by running </text:span><text:span text:style-name="Source_20_Text"><text:span text:style-name="T3">gem -v</text:span></text:span><text:span text:style-name="T3"> on a command line. RubyGems is the package manager for Ruby and should come with the standard Ruby installation. </text:span></text:p>
          <text:p text:style-name="P5"/>
        </text:list-item>
      </text:list>
      <text:list xml:id="list39164535" text:style-name="L12">
        <text:list-item>
          <text:p text:style-name="P23"><text:span text:style-name="T3">Run </text:span><text:span text:style-name="Source_20_Text"><text:span text:style-name="T3">gem install cucumber</text:span></text:span><text:span text:style-name="T3"> to download and install Cucumber. Run </text:span><text:span text:style-name="Source_20_Text"><text:span text:style-name="T3">cucumber --help</text:span></text:span><text:span text:style-name="T3"> to confirm that it worked. </text:span></text:p>
          <text:p text:style-name="P6"/>
        </text:list-item>
      </text:list>
      <text:list xml:id="list39134838" text:style-name="L13">
        <text:list-item>
          <text:p text:style-name="P24"><text:span text:style-name="T3">Cucumber complains that you need ANSICON to get console colors because Windows doesn’t understand ANSI color escape sequences. Download ANSICON from </text:span><text:a xlink:type="simple" xlink:href="http://adoxa.3eeweb.com/ansicon/">http://adoxa.3eeweb.com/ansicon/</text:a><text:span text:style-name="T3">. Extract it somewhere (I put it in c:utils). In your command window, </text:span><text:span text:style-name="Source_20_Text"><text:span text:style-name="T3">cd</text:span></text:span><text:span text:style-name="T3"> to either the x86 or x64 directory where you extracted ANSICON, depending on your OS, and run </text:span><text:span text:style-name="Source_20_Text"><text:span text:style-name="T3">ansicon -i</text:span></text:span><text:span text:style-name="T3">. Exit that command window and open a new one. Now, when you run </text:span><text:span text:style-name="Source_20_Text"><text:span text:style-name="T3">cucumber --help</text:span></text:span><text:span text:style-name="T3">, you should no longer see the message in the output about needing ANSICON. </text:span></text:p>
        </text:list-item>
      </text:list>
      <text:list xml:id="list39134134" text:style-name="L14">
        <text:list-header>
          <text:p text:style-name="P25"><text:span text:style-name="T3"/></text:p>
        </text:list-header>
        <text:list-item>
          <text:p text:style-name="P25"><text:span text:style-name="T3">Run </text:span><text:span text:style-name="Source_20_Text"><text:span text:style-name="T3">gem install capybara</text:span></text:span><text:span text:style-name="T3"> to download and install the Capybara web automation library. </text:span></text:p>
        </text:list-item>
      </text:list>
      <text:list xml:id="list39154099" text:style-name="L15">
        <text:list-header>
          <text:p text:style-name="P26"><text:span text:style-name="T3"/></text:p>
        </text:list-header>
        <text:list-item>
          <text:p text:style-name="P26"><text:span text:style-name="T3">Run </text:span><text:span text:style-name="Source_20_Text"><text:span text:style-name="T3">gem install rspec</text:span></text:span><text:span text:style-name="T3"> to download and install a nice library for readable assertions (among other things). </text:span></text:p>
        </text:list-item>
        <text:list-item>
          <text:p text:style-name="P26"><text:span text:style-name="T3">Run </text:span><text:span text:style-name="Source_20_Text"><text:span text:style-name="T3"><text:s/>gem install selenium-webdriver </text:span></text:span><text:span text:style-name="T3"><text:s/>to download and install API for Selenium</text:span></text:p>
          <text:p text:style-name="P26"><text:span text:style-name="T3">Webdriver.</text:span></text:p>
        </text:list-item>
      </text:list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9206196" text:continue-list="list39134838" text:style-name="L13">
        <text:list-header>
          <text:p text:style-name="P7"/>
          <text:p text:style-name="P7"><text:s text:c="10"/><text:span text:style-name="T7">HeliOS|www.phresco.com|Phresco-support@photoninfotech.net</text:span></text:p>
          <text:p text:style-name="P9"><text:s text:c="7"/>91-44-30618000| No.1/124, Mount Poonamallee Road, Sivaji Gardens, <text:s text:c="14"/></text:p>
          <text:p text:style-name="P9"><text:s text:c="29"/>Manapakkam, Chennai-600089</text:p>
          <text:p text:style-name="P9"><text:s text:c="8"/>Copyright © 2013, Photon Infotech Pvt, Ltd. All rights reserved</text:p>
          <text:p text:style-name="P9"><text:s text:c="8"/>All other trademarks are the property of their respective owners.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tantia" svg:font-family="Constantia"/>
    <style:font-face style:name="OpenSymbol" svg:font-family="OpenSymbol"/>
    <style:font-face style:name="Tahoma1" svg:font-family="Tahoma"/>
    <style:font-face style:name="TimesNewRomanPSMT" svg:font-family="TimesNewRomanPSM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barasan </meta:initial-creator>
    <meta:creation-date>2013-05-07T19:00:10.99</meta:creation-date>
    <meta:document-statistic meta:table-count="0" meta:image-count="0" meta:object-count="0" meta:page-count="4" meta:paragraph-count="31" meta:word-count="427" meta:character-count="3030"/>
    <dc:date>2013-05-07T19:05:14.37</dc:date>
    <dc:creator>anbarasan </dc:creator>
    <meta:editing-duration>PT00H05M04S</meta:editing-duration>
    <meta:editing-cycles>1</meta:editing-cycles>
    <meta:generator>OpenOffice.org/3.1$Win32 OpenOffice.org_project/310m19$Build-9420</meta:generator>
  </office:meta>
</office:document-meta>
</file>